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inherit" svg:font-family="inherit"/>
  </office:font-face-decls>
  <office:automatic-styles>
    <style:style style:name="P1" style:family="paragraph" style:parent-style-name="Heading_20_1">
      <loext:graphic-properties draw:fill="none" draw:fill-color="#ffffff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transparent" fo:padding="0cm" fo:border="none"/>
      <style:text-properties fo:font-variant="normal" fo:text-transform="none" fo:color="#202214" loext:opacity="100%" style:font-name="Inter" fo:font-size="18pt" fo:letter-spacing="normal" fo:font-style="normal" fo:font-weight="bold" fo:background-color="#ffffff" loext:padding="0cm" loext:border="none"/>
    </style:style>
    <style:style style:name="P2" style:family="paragraph" style:parent-style-name="Heading_20_1">
      <style:paragraph-properties fo:margin-left="0cm" fo:margin-right="0cm" fo:margin-top="0cm" fo:margin-bottom="0.212cm" style:contextual-spacing="false" fo:line-height="140%" fo:orphans="2" fo:widows="2" fo:text-indent="0cm" style:auto-text-indent="false" fo:padding="0cm" fo:border="none"/>
      <style:text-properties fo:font-variant="normal" fo:text-transform="none" fo:color="#202214" loext:opacity="100%" style:font-name="Inter" fo:font-size="18pt" fo:letter-spacing="normal" fo:font-style="normal" fo:font-weight="bold" fo:background-color="#ffffff" loext:padding="0cm" loext:border="none"/>
    </style:style>
    <style:style style:name="P3" style:family="paragraph" style:parent-style-name="Heading_20_1">
      <loext:graphic-properties draw:fill="none" draw:fill-color="#ffffff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transparent" fo:padding="0cm" fo:border="none"/>
      <style:text-properties fo:font-variant="normal" fo:text-transform="none" fo:color="#3c4043" loext:opacity="100%" style:font-name="Roboto Mono" fo:font-size="10.5pt" fo:letter-spacing="normal" fo:font-style="normal" fo:font-weight="normal" fo:background-color="transparent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fo:color="#3c4043" loext:opacity="100%" style:font-name="Roboto Mono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1f3f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f1f3f4" fo:padding="0cm" fo:border="none"/>
      <style:text-properties fo:font-variant="normal" fo:text-transform="none" fo:color="#3c4043" loext:opacity="100%" style:font-name="Roboto Mono" fo:font-size="10.5pt" fo:letter-spacing="normal" fo:font-style="normal" fo:font-weight="normal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transparent" fo:padding="0cm" fo:border="none"/>
      <style:text-properties fo:font-variant="normal" fo:text-transform="none" fo:color="#3c4043" loext:opacity="100%" style:font-name="Roboto Mono" fo:font-size="10.5pt" fo:letter-spacing="normal" fo:font-style="normal" fo:font-weight="normal" fo:background-color="transparent" loext:padding="0cm" loext:border="none"/>
    </style:style>
    <style:style style:name="P7" style:family="paragraph" style:parent-style-name="Preformatted_20_Text">
      <loext:graphic-properties draw:fill="solid" draw:fill-color="#f1f3f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f1f3f4" fo:padding="0cm" fo:border="none"/>
      <style:text-properties fo:font-variant="normal" fo:text-transform="none" fo:color="#3c4043" loext:opacity="100%" fo:letter-spacing="normal"/>
    </style:style>
    <style:style style:name="P8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transparent" fo:padding="0cm" fo:border="none"/>
      <style:text-properties fo:font-variant="normal" fo:text-transform="none" fo:color="#3c4043" loext:opacity="100%" fo:letter-spacing="normal" fo:background-color="transparent" loext:padding="0cm" loext:border="none"/>
    </style:style>
    <style:style style:name="P9" style:family="paragraph" style:parent-style-name="Preformatted_20_Text">
      <loext:graphic-properties draw:fill="none" draw:fill-color="#ffffff"/>
      <style:paragraph-properties fo:margin-top="0cm" fo:margin-bottom="0cm" style:contextual-spacing="false" fo:line-height="170%" fo:orphans="2" fo:widows="2" fo:background-color="transparent" fo:padding="0cm" fo:border="none"/>
      <style:text-properties fo:font-variant="normal" fo:text-transform="none" fo:color="#3c4043" loext:opacity="100%" fo:letter-spacing="normal" fo:background-color="transparent" loext:padding="0cm" loext:border="none"/>
    </style:style>
    <style:style style:name="P10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transparent" fo:padding="0cm" fo:border="none"/>
      <style:text-properties fo:font-variant="normal" fo:text-transform="none" fo:color="#3c4043" loext:opacity="100%" style:font-name="inherit" fo:font-size="10.5pt" fo:letter-spacing="normal" fo:font-style="normal" fo:font-weight="normal" fo:background-color="transparent" loext:padding="0cm" loext:border="none"/>
    </style:style>
    <style:style style:name="P11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transparent" fo:padding="0cm" fo:border="none"/>
      <style:text-properties fo:font-variant="normal" fo:text-transform="none" fo:color="#3c4043" loext:opacity="100%" style:font-name="inherit" fo:font-size="10.5pt" fo:letter-spacing="normal" fo:font-style="italic" fo:font-weight="normal" fo:background-color="transparent" loext:padding="0cm" loext:border="none"/>
    </style:style>
    <style:style style:name="P12" style:family="paragraph" style:parent-style-name="Preformatted_20_Text">
      <loext:graphic-properties draw:fill="solid" draw:fill-color="#f1f3f4" draw:opacity="100%"/>
      <style:paragraph-properties fo:margin-top="0cm" fo:margin-bottom="0cm" style:contextual-spacing="false" fo:line-height="170%" fo:orphans="2" fo:widows="2" fo:background-color="#f1f3f4" fo:padding="0cm" fo:border="none"/>
    </style:style>
    <style:style style:name="P13" style:family="paragraph" style:parent-style-name="Preformatted_20_Text">
      <loext:graphic-properties draw:fill="none" draw:fill-color="#ffffff"/>
      <style:paragraph-properties fo:margin-top="0cm" fo:margin-bottom="0cm" style:contextual-spacing="false" fo:line-height="170%" fo:orphans="2" fo:widows="2" fo:background-color="transparent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529cm" fo:text-align="end" style:justify-single-word="false" fo:orphans="2" fo:widows="2" fo:text-indent="0cm" style:auto-text-indent="false"/>
      <style:text-properties fo:font-variant="normal" fo:text-transform="none" fo:color="#5f6368" loext:opacity="100%" style:font-name="Roboto Mono" fo:font-size="9pt" fo:letter-spacing="normal" fo:font-style="normal" fo:font-weight="normal" loext:padding="0cm" loext:border="none"/>
    </style:style>
    <style:style style:name="T1" style:family="text">
      <style:text-properties style:font-name="inherit"/>
    </style:style>
    <style:style style:name="T2" style:family="text">
      <style:text-properties style:font-name="inherit" loext:padding="0cm" loext:border="none"/>
    </style:style>
    <style:style style:name="T3" style:family="text">
      <style:text-properties style:font-name="inherit" fo:font-style="italic" loext:padding="0cm" loext:border="none"/>
    </style:style>
    <style:style style:name="T4" style:family="text">
      <style:text-properties style:font-name="inherit" fo:font-size="10.5pt" fo:font-style="normal" fo:font-weight="normal"/>
    </style:style>
    <style:style style:name="T5" style:family="text">
      <style:text-properties style:font-name="inherit" fo:font-size="10.5pt" fo:font-style="normal" fo:font-weight="normal" loext:padding="0cm" loext:border="none"/>
    </style:style>
    <style:style style:name="T6" style:family="text">
      <style:text-properties fo:color="#007b00" loext:opacity="100%" style:font-name="inherit"/>
    </style:style>
    <style:style style:name="T7" style:family="text">
      <style:text-properties fo:color="#007b00" loext:opacity="100%" style:font-name="inherit" loext:padding="0cm" loext:border="none"/>
    </style:style>
    <style:style style:name="T8" style:family="text">
      <style:text-properties fo:color="#007b00" loext:opacity="100%" style:font-name="inherit" fo:font-size="10.5pt" fo:font-style="normal" fo:font-weight="normal"/>
    </style:style>
    <style:style style:name="T9" style:family="text">
      <style:text-properties fo:color="#007b00" loext:opacity="100%" style:font-name="inherit" fo:font-size="10.5pt" fo:font-style="normal" fo:font-weight="normal" loext:padding="0cm" loext:border="none"/>
    </style:style>
    <style:style style:name="T10" style:family="text">
      <style:text-properties fo:color="#bbbbbb" loext:opacity="100%"/>
    </style:style>
    <style:style style:name="T11" style:family="text">
      <style:text-properties fo:color="#bbbbbb" loext:opacity="100%" loext:padding="0cm" loext:border="none"/>
    </style:style>
    <style:style style:name="T12" style:family="text">
      <style:text-properties fo:color="#aa22ff" loext:opacity="100%" style:font-name="inherit" fo:font-weight="bold" loext:padding="0cm" loext:border="none"/>
    </style:style>
    <style:style style:name="T13" style:family="text">
      <style:text-properties fo:color="#aa22ff" loext:opacity="100%" style:font-name="inherit" fo:font-size="10.5pt" fo:font-style="normal" fo:font-weight="bold" loext:padding="0cm" loext:border="none"/>
    </style:style>
    <style:style style:name="T14" style:family="text">
      <style:text-properties fo:color="#008abc" loext:opacity="100%" style:font-name="inherit"/>
    </style:style>
    <style:style style:name="T15" style:family="text">
      <style:text-properties fo:color="#008abc" loext:opacity="100%" style:font-name="inherit" loext:padding="0cm" loext:border="none"/>
    </style:style>
    <style:style style:name="T16" style:family="text">
      <style:text-properties fo:color="#008abc" loext:opacity="100%" style:font-name="inherit" fo:font-size="10.5pt" fo:font-style="normal" fo:font-weight="normal"/>
    </style:style>
    <style:style style:name="T17" style:family="text">
      <style:text-properties fo:color="#008abc" loext:opacity="100%" style:font-name="inherit" fo:font-size="10.5pt" fo:font-style="normal" fo:font-weight="normal" loext:padding="0cm" loext:border="none"/>
    </style:style>
    <style:style style:name="T18" style:family="text">
      <style:text-properties fo:color="#008abc" loext:opacity="100%" style:font-name="inherit" fo:font-size="18pt" style:text-underline-style="solid" style:text-underline-width="auto" style:text-underline-color="font-color" fo:font-weight="bold"/>
    </style:style>
    <style:style style:name="T19" style:family="text">
      <style:text-properties fo:color="#bb2323" loext:opacity="100%" style:font-name="inherit"/>
    </style:style>
    <style:style style:name="T20" style:family="text">
      <style:text-properties fo:color="#bb2323" loext:opacity="100%" style:font-name="inherit" loext:padding="0cm" loext:border="none"/>
    </style:style>
    <style:style style:name="T21" style:family="text">
      <style:text-properties fo:color="#bb2323" loext:opacity="100%" style:font-name="inherit" fo:font-size="10.5pt" fo:font-style="normal" fo:font-weight="normal"/>
    </style:style>
    <style:style style:name="T22" style:family="text">
      <style:text-properties style:font-name="Roboto Mono" fo:font-size="10.5pt" fo:font-style="normal" fo:font-weight="normal"/>
    </style:style>
    <style:style style:name="T23" style:family="text">
      <style:text-properties fo:color="#008000" loext:opacity="100%" style:font-name="inherit"/>
    </style:style>
    <style:style style:name="T24" style:family="text">
      <style:text-properties fo:color="#008000" loext:opacity="100%" style:font-name="inherit" fo:font-size="10.5pt" fo:font-style="normal" fo:font-weight="normal" loext:padding="0cm" loext:border="none"/>
    </style:style>
    <style:style style:name="T25" style:family="text">
      <style:text-properties fo:color="#666666" loext:opacity="100%" style:font-name="inherit"/>
    </style:style>
    <style:style style:name="T26" style:family="text">
      <style:text-properties fo:color="#666666" loext:opacity="100%" style:font-name="inherit" fo:font-size="10.5pt" fo:font-style="normal" fo:font-weight="normal"/>
    </style:style>
    <style:style style:name="T27" style:family="text">
      <style:text-properties fo:color="#202214" loext:opacity="100%" style:font-name="Inter" fo:font-size="18pt" fo:font-weight="bold" fo:background-color="#ffffff" loext:char-shading-value="0"/>
    </style:style>
    <style:style style:name="T28" style:family="text">
      <style:text-properties fo:color="#ba2121" loext:opacity="100%" style:font-name="inherit"/>
    </style:style>
    <style:style style:name="T29" style:family="text">
      <style:text-properties fo:color="#a45a77" loext:opacity="100%" style:font-name="inheri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import</text:span><text:span text:style-name="T11"> </text:span><text:span text:style-name="T2">numpy</text:span><text:span text:style-name="T11"> </text:span><text:span text:style-name="T7">as</text:span><text:span text:style-name="T11"> </text:span><text:span text:style-name="T2">np</text:span> <text:span text:style-name="T3"># linear algebra</text:span></text:p>
      <text:p text:style-name="P5"><text:span text:style-name="T7">import</text:span><text:span text:style-name="T11"> </text:span><text:span text:style-name="T2">pandas</text:span><text:span text:style-name="T11"> </text:span><text:span text:style-name="T7">as</text:span><text:span text:style-name="T11"> </text:span><text:span text:style-name="T2">pd</text:span> <text:span text:style-name="T3"># data processing, CSV file I/O (e.g. pd.read_csv)</text:span></text:p>
      <text:p text:style-name="P5"><text:span text:style-name="T7">import</text:span><text:span text:style-name="T11"> </text:span><text:span text:style-name="T2">os</text:span></text:p>
      <text:p text:style-name="P5"><text:span text:style-name="T7">for</text:span> <text:span text:style-name="T2">dirname,</text:span> <text:span text:style-name="T2">_,</text:span> <text:span text:style-name="T2">filenames</text:span> <text:span text:style-name="T12">in</text:span> <text:span text:style-name="T2">os</text:span><text:span text:style-name="T15">.</text:span><text:span text:style-name="T2">walk(</text:span><text:span text:style-name="T20">'/kaggle/input'</text:span><text:span text:style-name="T2">):</text:span></text:p>
      <text:p text:style-name="P7"><text:s text:c="4"/><text:span text:style-name="T9">for</text:span><text:span text:style-name="T22"> </text:span><text:span text:style-name="T5">filename</text:span><text:span text:style-name="T22"> </text:span><text:span text:style-name="T13">in</text:span><text:span text:style-name="T22"> </text:span><text:span text:style-name="T5">filenames:</text:span></text:p>
      <text:p text:style-name="P7"><text:s text:c="8"/><text:span text:style-name="T24">print</text:span><text:span text:style-name="T5">(os</text:span><text:span text:style-name="T17">.</text:span><text:span text:style-name="T5">path</text:span><text:span text:style-name="T17">.</text:span><text:span text:style-name="T5">join(dirname,</text:span><text:span text:style-name="T22"> </text:span><text:span text:style-name="T5">filename))</text:span></text:p>
      <text:p text:style-name="P12"/>
      <text:p text:style-name="P5"><text:span text:style-name="T7">from</text:span><text:span text:style-name="T11"> </text:span><text:span text:style-name="T2">sklearn.compose</text:span><text:span text:style-name="T11"> </text:span><text:span text:style-name="T7">import</text:span> <text:span text:style-name="T2">ColumnTransformer</text:span></text:p>
      <text:p text:style-name="P5"><text:span text:style-name="T7">from</text:span><text:span text:style-name="T11"> </text:span><text:span text:style-name="T2">sklearn.model_selection</text:span><text:span text:style-name="T11"> </text:span><text:span text:style-name="T7">import</text:span> <text:span text:style-name="T2">train_test_split,</text:span> <text:span text:style-name="T2">cross_val_score</text:span></text:p>
      <text:p text:style-name="P5"><text:span text:style-name="T7">from</text:span><text:span text:style-name="T11"> </text:span><text:span text:style-name="T2">sklearn.preprocessing</text:span><text:span text:style-name="T11"> </text:span><text:span text:style-name="T7">import</text:span> <text:span text:style-name="T2">StandardScaler</text:span></text:p>
      <text:p text:style-name="P5"><text:span text:style-name="T7">from</text:span><text:span text:style-name="T11"> </text:span><text:span text:style-name="T2">sklearn.ensemble</text:span><text:span text:style-name="T11"> </text:span><text:span text:style-name="T7">import</text:span> <text:span text:style-name="T2">VotingRegressor</text:span></text:p>
      <text:p text:style-name="P5"><text:span text:style-name="T7">from</text:span><text:span text:style-name="T11"> </text:span><text:span text:style-name="T2">sklearn.pipeline</text:span><text:span text:style-name="T11"> </text:span><text:span text:style-name="T7">import</text:span> <text:span text:style-name="T2">Pipeline</text:span></text:p>
      <text:p text:style-name="P5"><text:span text:style-name="T7">from</text:span><text:span text:style-name="T11"> </text:span><text:span text:style-name="T2">sklearn.metrics</text:span><text:span text:style-name="T11"> </text:span><text:span text:style-name="T7">import</text:span> <text:span text:style-name="T2">mean_squared_error,</text:span> <text:span text:style-name="T2">mean_absolute_error,</text:span> <text:span text:style-name="T2">r2_score</text:span></text:p>
      <text:p text:style-name="P5"><text:span text:style-name="T7">from</text:span><text:span text:style-name="T11"> </text:span><text:span text:style-name="T2">category_encoders</text:span><text:span text:style-name="T11"> </text:span><text:span text:style-name="T7">import</text:span> <text:span text:style-name="T2">CatBoostEncoder</text:span></text:p>
      <text:p text:style-name="P5"><text:span text:style-name="T7">import</text:span><text:span text:style-name="T11"> </text:span><text:span text:style-name="T2">matplotlib.pyplot</text:span><text:span text:style-name="T11"> </text:span><text:span text:style-name="T7">as</text:span><text:span text:style-name="T11"> </text:span><text:span text:style-name="T2">plt</text:span></text:p>
      <text:p text:style-name="P12"/>
      <text:p text:style-name="P5"><text:span text:style-name="T7">from</text:span><text:span text:style-name="T11"> </text:span><text:span text:style-name="T2">xgboost</text:span><text:span text:style-name="T11"> </text:span><text:span text:style-name="T7">import</text:span> <text:span text:style-name="T2">XGBRegressor</text:span></text:p>
      <text:p text:style-name="P5"><text:span text:style-name="T7">from</text:span><text:span text:style-name="T11"> </text:span><text:span text:style-name="T2">catboost</text:span><text:span text:style-name="T11"> </text:span><text:span text:style-name="T7">import</text:span> <text:span text:style-name="T2">CatBoostRegressor</text:span></text:p>
      <text:p text:style-name="P5"><text:span text:style-name="T7">import</text:span><text:span text:style-name="T11"> </text:span><text:span text:style-name="T2">optuna</text:span></text:p>
      <text:p text:style-name="Standard"/>
      <text:p text:style-name="P4"><text:span text:style-name="T2">train_dataset</text:span> <text:span text:style-name="T15">=</text:span> <text:span text:style-name="T2">pd</text:span><text:span text:style-name="T15">.</text:span><text:span text:style-name="T2">read_csv(</text:span><text:span text:style-name="T20">'/kaggle/input/home-data-for-ml-course/train.csv'</text:span><text:span text:style-name="T2">)</text:span></text:p>
      <text:p text:style-name="P5"><text:span text:style-name="T2">train_dataset</text:span><text:span text:style-name="T15">.</text:span><text:span text:style-name="T2">head()</text:span></text:p>
      <text:p text:style-name="P4"><text:span text:style-name="T2">test_dataset</text:span> <text:span text:style-name="T15">=</text:span> <text:span text:style-name="T2">pd</text:span><text:span text:style-name="T15">.</text:span><text:span text:style-name="T2">read_csv(</text:span><text:span text:style-name="T20">'/kaggle/input/home-data-for-ml-course/test.csv'</text:span><text:span text:style-name="T2">)</text:span></text:p>
      <text:p text:style-name="P5"><text:span text:style-name="T2">test_dataset</text:span><text:span text:style-name="T15">.</text:span><text:span text:style-name="T2">head()</text:span></text:p>
      <text:p text:style-name="P5"><text:span text:style-name="T2"/></text:p>
      <text:h text:style-name="P2" text:outline-level="1"><text:bookmark text:name="Feature-Selection"/>Feature Selection</text:h>
      <text:p text:style-name="P14">In [4]:</text:p>
      <text:p text:style-name="P6"><text:span text:style-name="T1">X</text:span> <text:span text:style-name="T14">=</text:span> <text:span text:style-name="T1">train_dataset</text:span><text:span text:style-name="T14">.</text:span><text:span text:style-name="T1">drop(columns</text:span><text:span text:style-name="T14">=</text:span><text:span text:style-name="T1">[</text:span><text:span text:style-name="T19">'SalePrice'</text:span><text:span text:style-name="T1">,</text:span> <text:span text:style-name="T19">'Id'</text:span><text:span text:style-name="T1">])</text:span></text:p>
      <text:p text:style-name="P6"><text:span text:style-name="T1">y</text:span> <text:span text:style-name="T14">=</text:span> <text:span text:style-name="T1">train_dataset[</text:span><text:span text:style-name="T19">'SalePrice'</text:span><text:span text:style-name="T1">]</text:span></text:p>
      <text:p text:style-name="P6"><text:span text:style-name="T1">X</text:span><text:span text:style-name="T14">.</text:span><text:span text:style-name="T1">head()</text:span></text:p>
      <text:p text:style-name="P6"/>
      <text:p text:style-name="P6"><text:span text:style-name="T1">test_df</text:span> <text:span text:style-name="T14">=</text:span> <text:span text:style-name="T1">test_dataset</text:span><text:span text:style-name="T14">.</text:span><text:span text:style-name="T1">drop(columns</text:span><text:span text:style-name="T14">=</text:span><text:span text:style-name="T1">[</text:span><text:span text:style-name="T19">'Id'</text:span><text:span text:style-name="T1">])</text:span></text:p>
      <text:p text:style-name="P5"><text:span text:style-name="T2">test_Id</text:span> <text:span text:style-name="T15">=</text:span> <text:span text:style-name="T2">test_dataset[</text:span><text:span text:style-name="T20">'Id'</text:span><text:span text:style-name="T2">]</text:span></text:p>
      <text:p text:style-name="P5"><text:span text:style-name="T2">test_Id</text:span><text:span text:style-name="T15">.</text:span><text:span text:style-name="T2">head()</text:span></text:p>
      <text:h text:style-name="P1" text:outline-level="1"><text:bookmark text:name="Missing-Values"/><text:soft-page-break/>Missing Values</text:h>
      <text:p text:style-name="P14">In [6]:</text:p>
      <text:p text:style-name="P6"><text:span text:style-name="T1">numerical_columns</text:span> <text:span text:style-name="T14">=</text:span> <text:span text:style-name="T1">X</text:span><text:span text:style-name="T14">.</text:span><text:span text:style-name="T1">select_dtypes(include</text:span><text:span text:style-name="T14">=</text:span><text:span text:style-name="T1">[np</text:span><text:span text:style-name="T14">.</text:span><text:span text:style-name="T1">number])</text:span><text:span text:style-name="T14">.</text:span><text:span text:style-name="T1">columns</text:span></text:p>
      <text:p text:style-name="P6"><text:span text:style-name="T1">categorical_columns</text:span> <text:span text:style-name="T14">=</text:span> <text:span text:style-name="T1">X</text:span><text:span text:style-name="T14">.</text:span><text:span text:style-name="T1">select_dtypes(include</text:span><text:span text:style-name="T14">=</text:span><text:span text:style-name="T1">[</text:span><text:span text:style-name="T19">'object'</text:span><text:span text:style-name="T1">])</text:span><text:span text:style-name="T14">.</text:span><text:span text:style-name="T1">columns</text:span></text:p>
      <text:p text:style-name="P13"/>
      <text:p text:style-name="P6"><text:span text:style-name="T1">X[numerical_columns]</text:span> <text:span text:style-name="T14">=</text:span> <text:span text:style-name="T1">X[numerical_columns]</text:span><text:span text:style-name="T14">.</text:span><text:span text:style-name="T1">fillna(</text:span><text:span text:style-name="T14">-</text:span><text:span text:style-name="T25">1</text:span><text:span text:style-name="T1">)</text:span></text:p>
      <text:p text:style-name="P6"><text:span text:style-name="T1">X[categorical_columns]</text:span> <text:span text:style-name="T14">=</text:span> <text:span text:style-name="T1">X[categorical_columns]</text:span><text:span text:style-name="T14">.</text:span><text:span text:style-name="T1">fillna(</text:span><text:span text:style-name="T19">'No Attribute'</text:span><text:span text:style-name="T1">)</text:span></text:p>
      <text:p text:style-name="P13"/>
      <text:p text:style-name="P6"><text:span text:style-name="T1">test_df[numerical_columns]</text:span> <text:span text:style-name="T14">=</text:span> <text:span text:style-name="T1">test_df[numerical_columns]</text:span><text:span text:style-name="T14">.</text:span><text:span text:style-name="T1">fillna(</text:span><text:span text:style-name="T14">-</text:span><text:span text:style-name="T25">1</text:span><text:span text:style-name="T1">)</text:span></text:p>
      <text:p text:style-name="P6"><text:span text:style-name="T1">test_df[categorical_columns]</text:span> <text:span text:style-name="T14">=</text:span> <text:span text:style-name="T1">test_df[categorical_columns]</text:span><text:span text:style-name="T14">.</text:span><text:span text:style-name="T1">fillna(</text:span><text:span text:style-name="T19">'No Attribute'</text:span><text:span text:style-name="T1">)</text:span></text:p>
      <text:p text:style-name="P6"/>
      <text:h text:style-name="P1" text:outline-level="1"><text:bookmark text:name="Splting-The-Training-Set"/>Splting The Training Set</text:h>
      <text:p text:style-name="P14">In [7]:</text:p>
      <text:p text:style-name="P6"><text:span text:style-name="T1">X_train,</text:span> <text:span text:style-name="T1">X_test,</text:span> <text:span text:style-name="T1">y_train,</text:span> <text:span text:style-name="T1">y_test</text:span> <text:span text:style-name="T14">=</text:span> <text:span text:style-name="T1">train_test_split(X,y,test_size</text:span><text:span text:style-name="T14">=</text:span><text:span text:style-name="T25">0.2</text:span><text:span text:style-name="T1">,random_state</text:span><text:span text:style-name="T14">=</text:span><text:span text:style-name="T25">42</text:span><text:span text:style-name="T1">)</text:span></text:p>
      <text:p text:style-name="P6"/>
      <text:h text:style-name="P3" text:outline-level="1"><text:bookmark text:name="Defining-Column-Transformers"/><text:span text:style-name="T27">Defining Column Transformers</text:span><text:a xlink:type="simple" xlink:href="https://www.kaggleusercontent.com/kf/228064748/eyJhbGciOiJkaXIiLCJlbmMiOiJBMTI4Q0JDLUhTMjU2In0..ZkeByoVc8iU1Qa2ZxBi4oQ.Scn6UJ5kBsJYfGLpXHh1lHF1dkPMHhdNeVvpRaWj4jplWy3R-uzmQpTbvBq9dEMU0CJCqQeimU28UM3O9pz0CYBte65_Tf44OXQ4FY7TYQHolDAkaiEzWpcZr6p6Tbww1-7fDPQOOCwn9sKaYKw4ELR5C2I7JvRNE--X9SxoUTQoliFBmov-RZMb2kXkCDAY8TKXdK_RaArhCSB_6cLcr-TFafI_3qz_VBCcb3bw41xegwrzsdGFmeF1gWXDkSLLChqseQBVFMNVhFb2H-F0bb6FrFvrAqxFZwyT3pNaHqprVxyqQxB1suGJq5WROVSOFvjo2zFZlpk5STzdciNCXlzPkXrNwfAEbdOwvdOlRERWf4isyRIc3kBz0PN6XYchiu1KS-eEH6u0qVJGOxRaOUBPTWTYVfUBlTPAOtc92ItyhJ5_ZFgoX8mCfN_bcd9s6TuQnRg8tqxXa8FoLntFO1ZqErcUxkhyNEwca3N-4awTWxL9EcF7REmlWPJ8ZXxTWLu27dbdSaaitzxyLt1RvU7-3Is7SEDwNpYFktTFxd-K1GgaRTWxwZVtNN7MNck0BVYbb1cgsA7ipLKbNG_AGy4iCghF9ALK5qDzpvWqx2bSZOLXjmf4AdSUJMvgrBkSBjzKbrYLo2NjiwYEoaMsKw.UEe4qGIgKAc60X0pnv_Lyg/__results__.html#Defining-Column-Transformers" office:target-frame-name="_self" xlink:show="replace" text:style-name="Internet_20_link" text:visited-style-name="Visited_20_Internet_20_Link"><text:span text:style-name="T18">¶</text:span></text:a></text:h>
      <text:p text:style-name="P14">In [8]:</text:p>
      <text:p text:style-name="P6"><text:span text:style-name="T1">numeric_transformers</text:span> <text:span text:style-name="T14">=</text:span> <text:span text:style-name="T1">Pipeline(steps</text:span><text:span text:style-name="T14">=</text:span><text:span text:style-name="T1">[(</text:span><text:span text:style-name="T19">'scaling'</text:span><text:span text:style-name="T1">,</text:span> <text:span text:style-name="T1">StandardScaler())])</text:span></text:p>
      <text:p text:style-name="P6"><text:span text:style-name="T1">category_transformers</text:span> <text:span text:style-name="T14">=</text:span> <text:span text:style-name="T1">Pipeline(steps</text:span><text:span text:style-name="T14">=</text:span><text:span text:style-name="T1">[(</text:span><text:span text:style-name="T19">'catboosting'</text:span><text:span text:style-name="T1">,</text:span> <text:span text:style-name="T1">CatBoostEncoder(cols</text:span><text:span text:style-name="T14">=</text:span><text:span text:style-name="T1">categorical_columns,</text:span> <text:span text:style-name="T1">random_state</text:span><text:span text:style-name="T14">=</text:span><text:span text:style-name="T25">0</text:span><text:span text:style-name="T1">))])</text:span></text:p>
      <text:p text:style-name="P6"><text:span text:style-name="T1">preprocessor</text:span> <text:span text:style-name="T14">=</text:span> <text:span text:style-name="T1">ColumnTransformer(transformers</text:span><text:span text:style-name="T14">=</text:span><text:span text:style-name="T1">[(</text:span><text:span text:style-name="T19">'num'</text:span><text:span text:style-name="T1">,</text:span> <text:span text:style-name="T1">numeric_transformers,</text:span> <text:span text:style-name="T1">numerical_columns),</text:span></text:p>
      <text:p text:style-name="P8"><text:s text:c="48"/><text:span text:style-name="T4">(</text:span><text:span text:style-name="T21">'cat'</text:span><text:span text:style-name="T4">,</text:span><text:span text:style-name="T22"> </text:span><text:span text:style-name="T4">category_transformers,</text:span><text:span text:style-name="T22"> </text:span><text:span text:style-name="T4">categorical_columns)</text:span></text:p>
      <text:p text:style-name="P8"><text:s text:c="46"/><text:span text:style-name="T4">])</text:span></text:p>
      <text:h text:style-name="P1" text:outline-level="1"><text:bookmark text:name="Defining-Hyperparameters"/>Defining Hyperparameters</text:h>
      <text:p text:style-name="P14">In [9]:</text:p>
      <text:p text:style-name="P6"><text:span text:style-name="T6">def</text:span><text:span text:style-name="T10"> </text:span><text:span text:style-name="T1">objective(trial):</text:span></text:p>
      <text:p text:style-name="P8"><text:s text:c="4"/><text:span text:style-name="T4">xgb_params</text:span><text:span text:style-name="T22"> </text:span><text:span text:style-name="T16">=</text:span><text:span text:style-name="T22"> </text:span><text:span text:style-name="T4">{</text:span></text:p>
      <text:p text:style-name="P8"><text:s text:c="8"/><text:span text:style-name="T21">"learning_rate"</text:span><text:span text:style-name="T4">:</text:span><text:span text:style-name="T22"> </text:span><text:span text:style-name="T4">trial</text:span><text:span text:style-name="T16">.</text:span><text:span text:style-name="T4">suggest_float(</text:span><text:span text:style-name="T21">"xgb_learning_rate"</text:span><text:span text:style-name="T4">,</text:span><text:span text:style-name="T26">0.0001</text:span><text:span text:style-name="T4">,</text:span><text:span text:style-name="T26">0.1</text:span><text:span text:style-name="T4">,</text:span><text:span text:style-name="T22"> </text:span><text:span text:style-name="T4">log</text:span><text:span text:style-name="T16">=</text:span><text:span text:style-name="T8">True</text:span><text:span text:style-name="T4">),</text:span></text:p>
      <text:p text:style-name="P8"><text:s text:c="8"/><text:span text:style-name="T21">"max_depth"</text:span><text:span text:style-name="T4">:</text:span><text:span text:style-name="T22"> </text:span><text:span text:style-name="T4">trial</text:span><text:span text:style-name="T16">.</text:span><text:span text:style-name="T4">suggest_int(</text:span><text:span text:style-name="T21">"xgb_max_depth"</text:span><text:span text:style-name="T4">,</text:span><text:span text:style-name="T26">3</text:span><text:span text:style-name="T4">,</text:span><text:span text:style-name="T26">12</text:span><text:span text:style-name="T4">),</text:span></text:p>
      <text:p text:style-name="P8"><text:s text:c="8"/><text:span text:style-name="T21">"subsample"</text:span><text:span text:style-name="T4">:</text:span><text:span text:style-name="T22"> </text:span><text:span text:style-name="T4">trial</text:span><text:span text:style-name="T16">.</text:span><text:span text:style-name="T4">suggest_float(</text:span><text:span text:style-name="T21">"xgb_subsample"</text:span><text:span text:style-name="T4">,</text:span><text:span text:style-name="T26">0.5</text:span><text:span text:style-name="T4">,</text:span><text:span text:style-name="T26">1.0</text:span><text:span text:style-name="T4">),</text:span></text:p>
      <text:p text:style-name="P8"><text:s text:c="8"/><text:span text:style-name="T21">"colsample_bytree"</text:span><text:span text:style-name="T4">:</text:span><text:span text:style-name="T22"> </text:span><text:span text:style-name="T4">trial</text:span><text:span text:style-name="T16">.</text:span><text:span text:style-name="T4">suggest_float(</text:span><text:span text:style-name="T21">"xgb_colsample_bytree"</text:span><text:span text:style-name="T4">,</text:span><text:span text:style-name="T26">0.5</text:span><text:span text:style-name="T4">,</text:span><text:span text:style-name="T26">1.0</text:span><text:span text:style-name="T4">),</text:span></text:p>
      <text:p text:style-name="P8"><text:soft-page-break/><text:s text:c="8"/><text:span text:style-name="T21">"n_estimators"</text:span><text:span text:style-name="T4">:</text:span><text:span text:style-name="T22"> </text:span><text:span text:style-name="T4">trial</text:span><text:span text:style-name="T16">.</text:span><text:span text:style-name="T4">suggest_int(</text:span><text:span text:style-name="T21">"xgb_n_estimators"</text:span><text:span text:style-name="T4">,</text:span><text:span text:style-name="T26">50</text:span><text:span text:style-name="T4">,</text:span><text:span text:style-name="T26">300</text:span><text:span text:style-name="T4">),</text:span></text:p>
      <text:p text:style-name="P8"><text:s text:c="4"/><text:span text:style-name="T4">}</text:span></text:p>
      <text:p text:style-name="P13"/>
      <text:p text:style-name="P8"><text:s text:c="4"/><text:span text:style-name="T4">cat_params</text:span><text:span text:style-name="T22"> </text:span><text:span text:style-name="T16">=</text:span><text:span text:style-name="T22"> </text:span><text:span text:style-name="T4">{</text:span></text:p>
      <text:p text:style-name="P8"><text:s text:c="8"/><text:span text:style-name="T21">"learning_rate"</text:span><text:span text:style-name="T4">:</text:span><text:span text:style-name="T22"> </text:span><text:span text:style-name="T4">trial</text:span><text:span text:style-name="T16">.</text:span><text:span text:style-name="T4">suggest_float(</text:span><text:span text:style-name="T21">"cat_learning_rate"</text:span><text:span text:style-name="T4">,</text:span><text:span text:style-name="T26">0.0001</text:span><text:span text:style-name="T4">,</text:span><text:span text:style-name="T26">0.1</text:span><text:span text:style-name="T4">,</text:span><text:span text:style-name="T22"> </text:span><text:span text:style-name="T4">log</text:span><text:span text:style-name="T16">=</text:span><text:span text:style-name="T8">True</text:span><text:span text:style-name="T4">),</text:span></text:p>
      <text:p text:style-name="P8"><text:s text:c="8"/><text:span text:style-name="T21">"depth"</text:span><text:span text:style-name="T4">:</text:span><text:span text:style-name="T22"> </text:span><text:span text:style-name="T4">trial</text:span><text:span text:style-name="T16">.</text:span><text:span text:style-name="T4">suggest_int(</text:span><text:span text:style-name="T21">"cat_depth"</text:span><text:span text:style-name="T4">,</text:span><text:span text:style-name="T26">3</text:span><text:span text:style-name="T4">,</text:span><text:span text:style-name="T26">10</text:span><text:span text:style-name="T4">),</text:span></text:p>
      <text:p text:style-name="P8"><text:s text:c="8"/><text:span text:style-name="T21">"iterations"</text:span><text:span text:style-name="T4">:</text:span><text:span text:style-name="T22"> </text:span><text:span text:style-name="T4">trial</text:span><text:span text:style-name="T16">.</text:span><text:span text:style-name="T4">suggest_int(</text:span><text:span text:style-name="T21">"cat_iterations"</text:span><text:span text:style-name="T4">,</text:span><text:span text:style-name="T26">100</text:span><text:span text:style-name="T4">,</text:span><text:span text:style-name="T26">500</text:span><text:span text:style-name="T4">),</text:span></text:p>
      <text:p text:style-name="P8"><text:s text:c="8"/><text:span text:style-name="T21">"l2_leaf_reg"</text:span><text:span text:style-name="T4">:</text:span><text:span text:style-name="T22"> </text:span><text:span text:style-name="T4">trial</text:span><text:span text:style-name="T16">.</text:span><text:span text:style-name="T4">suggest_float(</text:span><text:span text:style-name="T21">"cat_l2_leaf_reg"</text:span><text:span text:style-name="T4">,</text:span><text:span text:style-name="T26">0.0001</text:span><text:span text:style-name="T4">,</text:span><text:span text:style-name="T26">0.1</text:span><text:span text:style-name="T4">,</text:span><text:span text:style-name="T22"> </text:span><text:span text:style-name="T4">log</text:span><text:span text:style-name="T16">=</text:span><text:span text:style-name="T8">True</text:span><text:span text:style-name="T4">),</text:span></text:p>
      <text:p text:style-name="P8"><text:s text:c="8"/><text:span text:style-name="T21">"subsample"</text:span><text:span text:style-name="T4">:</text:span><text:span text:style-name="T22"> </text:span><text:span text:style-name="T4">trial</text:span><text:span text:style-name="T16">.</text:span><text:span text:style-name="T4">suggest_float(</text:span><text:span text:style-name="T21">"cat_subsample"</text:span><text:span text:style-name="T4">,</text:span><text:span text:style-name="T26">0.5</text:span><text:span text:style-name="T4">,</text:span><text:span text:style-name="T26">1.0</text:span><text:span text:style-name="T4">),</text:span></text:p>
      <text:p text:style-name="P8"><text:s text:c="8"/><text:span text:style-name="T21">"random_strength"</text:span><text:span text:style-name="T4">:</text:span><text:span text:style-name="T22"> </text:span><text:span text:style-name="T4">trial</text:span><text:span text:style-name="T16">.</text:span><text:span text:style-name="T4">suggest_float(</text:span><text:span text:style-name="T21">"cat_random_strength"</text:span><text:span text:style-name="T4">,</text:span><text:span text:style-name="T26">0.0001</text:span><text:span text:style-name="T4">,</text:span><text:span text:style-name="T26">0.1</text:span><text:span text:style-name="T4">),</text:span></text:p>
      <text:p text:style-name="P9"><text:s text:c="8"/></text:p>
      <text:p text:style-name="P8"><text:s text:c="4"/><text:span text:style-name="T4">}</text:span></text:p>
      <text:p text:style-name="P13"/>
      <text:p text:style-name="P8"><text:s text:c="4"/><text:span text:style-name="T4">xgb</text:span><text:span text:style-name="T22"> </text:span><text:span text:style-name="T16">=</text:span><text:span text:style-name="T22"> </text:span><text:span text:style-name="T4">XGBRegressor(</text:span><text:span text:style-name="T16">**</text:span><text:span text:style-name="T4">xgb_params,</text:span><text:span text:style-name="T22"> </text:span><text:span text:style-name="T4">objective</text:span><text:span text:style-name="T16">=</text:span><text:span text:style-name="T21">'reg:squarederror'</text:span><text:span text:style-name="T4">)</text:span></text:p>
      <text:p text:style-name="P8"><text:s text:c="4"/><text:span text:style-name="T4">cat</text:span><text:span text:style-name="T22"> </text:span><text:span text:style-name="T16">=</text:span><text:span text:style-name="T22"> </text:span><text:span text:style-name="T4">CatBoostRegressor(</text:span><text:span text:style-name="T16">**</text:span><text:span text:style-name="T4">cat_params,</text:span><text:span text:style-name="T22"> </text:span><text:span text:style-name="T4">loss_function</text:span><text:span text:style-name="T16">=</text:span><text:span text:style-name="T21">'RMSE'</text:span><text:span text:style-name="T4">,</text:span><text:span text:style-name="T22"> </text:span><text:span text:style-name="T4">verbose</text:span><text:span text:style-name="T16">=</text:span><text:span text:style-name="T26">0</text:span><text:span text:style-name="T4">)</text:span></text:p>
      <text:p text:style-name="P13"/>
      <text:p text:style-name="P13"/>
      <text:p text:style-name="P8"><text:s text:c="4"/><text:span text:style-name="T4">pipeline</text:span><text:span text:style-name="T22"> </text:span><text:span text:style-name="T16">=</text:span><text:span text:style-name="T22"> </text:span><text:span text:style-name="T4">Pipeline([(</text:span><text:span text:style-name="T21">'preprocessor'</text:span><text:span text:style-name="T4">,</text:span><text:span text:style-name="T22"> </text:span><text:span text:style-name="T4">preprocessor),</text:span></text:p>
      <text:p text:style-name="P8"><text:s text:c="25"/><text:span text:style-name="T4">(</text:span><text:span text:style-name="T21">'voting_regressor'</text:span><text:span text:style-name="T4">,</text:span><text:span text:style-name="T22"> </text:span><text:span text:style-name="T4">VotingRegressor([(</text:span><text:span text:style-name="T21">'xgb'</text:span><text:span text:style-name="T4">,</text:span><text:span text:style-name="T22"> </text:span><text:span text:style-name="T4">xgb),</text:span><text:span text:style-name="T22"> </text:span><text:span text:style-name="T4">(</text:span><text:span text:style-name="T21">'cat'</text:span><text:span text:style-name="T4">,</text:span><text:span text:style-name="T22"> </text:span><text:span text:style-name="T4">cat)]))</text:span></text:p>
      <text:p text:style-name="P8"><text:s text:c="24"/><text:span text:style-name="T4">])</text:span></text:p>
      <text:p text:style-name="P9"><text:s text:c="4"/></text:p>
      <text:p text:style-name="P8"><text:s text:c="4"/><text:span text:style-name="T4">score</text:span><text:span text:style-name="T22"> </text:span><text:span text:style-name="T16">=</text:span><text:span text:style-name="T22"> </text:span><text:span text:style-name="T4">cross_val_score(pipeline,</text:span><text:span text:style-name="T22"> </text:span><text:span text:style-name="T4">X_train,</text:span><text:span text:style-name="T22"> </text:span><text:span text:style-name="T4">y_train,</text:span><text:span text:style-name="T22"> </text:span><text:span text:style-name="T4">cv</text:span><text:span text:style-name="T16">=</text:span><text:span text:style-name="T26">5</text:span><text:span text:style-name="T4">,</text:span><text:span text:style-name="T22"> </text:span><text:span text:style-name="T4">scoring</text:span><text:span text:style-name="T16">=</text:span><text:span text:style-name="T21">'neg_mean_squared_error'</text:span><text:span text:style-name="T4">)</text:span><text:span text:style-name="T16">.</text:span><text:span text:style-name="T4">mean()</text:span></text:p>
      <text:p text:style-name="P9"><text:s text:c="4"/></text:p>
      <text:p text:style-name="P8"><text:s text:c="4"/><text:span text:style-name="T8">return</text:span><text:span text:style-name="T22"> </text:span><text:span text:style-name="T4">score</text:span></text:p>
      <text:h text:style-name="P1" text:outline-level="1"><text:bookmark text:name="Running-Optuna"/>Running Optuna</text:h>
      <text:p text:style-name="P14">In [10]:</text:p>
      <text:p text:style-name="P6"><text:span text:style-name="T1">study</text:span> <text:span text:style-name="T14">=</text:span> <text:span text:style-name="T1">optuna</text:span><text:span text:style-name="T14">.</text:span><text:span text:style-name="T1">create_study(direction</text:span><text:span text:style-name="T14">=</text:span><text:span text:style-name="T19">'maximize'</text:span><text:span text:style-name="T1">)</text:span></text:p>
      <text:p text:style-name="P6"><text:span text:style-name="T1">study</text:span><text:span text:style-name="T14">.</text:span><text:span text:style-name="T1">optimize(objective,</text:span> <text:span text:style-name="T1">n_trials</text:span><text:span text:style-name="T14">=</text:span><text:span text:style-name="T25">30</text:span><text:span text:style-name="T1">)</text:span></text:p>
      <text:p text:style-name="P13"/>
      <text:p text:style-name="P6"><text:span text:style-name="T1">best_params</text:span> <text:span text:style-name="T14">=</text:span> <text:span text:style-name="T1">study</text:span><text:span text:style-name="T14">.</text:span><text:span text:style-name="T1">best_params</text:span></text:p>
      <text:p text:style-name="P6"><text:span text:style-name="T23">print</text:span><text:span text:style-name="T1">(best_params)</text:span></text:p>
      <text:p text:style-name="P6"/>
      <text:h text:style-name="P1" text:outline-level="1"><text:bookmark text:name="Training-The-Model"/><text:soft-page-break/>Training The Model</text:h>
      <text:p text:style-name="P14">In [11]:</text:p>
      <text:p text:style-name="P6"><text:span text:style-name="T1">best_xgb_params</text:span> <text:span text:style-name="T14">=</text:span> <text:span text:style-name="T1">{</text:span></text:p>
      <text:p text:style-name="P8"><text:s text:c="8"/><text:span text:style-name="T21">"learning_rate"</text:span><text:span text:style-name="T4">:</text:span><text:span text:style-name="T22"> </text:span><text:span text:style-name="T4">study</text:span><text:span text:style-name="T16">.</text:span><text:span text:style-name="T4">best_params[</text:span><text:span text:style-name="T21">'xgb_learning_rate'</text:span><text:span text:style-name="T4">],</text:span></text:p>
      <text:p text:style-name="P8"><text:s text:c="8"/><text:span text:style-name="T21">"max_depth"</text:span><text:span text:style-name="T4">:</text:span><text:span text:style-name="T22"> </text:span><text:span text:style-name="T4">study</text:span><text:span text:style-name="T16">.</text:span><text:span text:style-name="T4">best_params[</text:span><text:span text:style-name="T21">'xgb_max_depth'</text:span><text:span text:style-name="T4">],</text:span></text:p>
      <text:p text:style-name="P8"><text:s text:c="8"/><text:span text:style-name="T21">"subsample"</text:span><text:span text:style-name="T4">:</text:span><text:span text:style-name="T22"> </text:span><text:span text:style-name="T4">study</text:span><text:span text:style-name="T16">.</text:span><text:span text:style-name="T4">best_params[</text:span><text:span text:style-name="T21">'xgb_subsample'</text:span><text:span text:style-name="T4">],</text:span></text:p>
      <text:p text:style-name="P8"><text:s text:c="8"/><text:span text:style-name="T21">"colsample_bytree"</text:span><text:span text:style-name="T4">:</text:span><text:span text:style-name="T22"> </text:span><text:span text:style-name="T4">study</text:span><text:span text:style-name="T16">.</text:span><text:span text:style-name="T4">best_params[</text:span><text:span text:style-name="T21">'xgb_colsample_bytree'</text:span><text:span text:style-name="T4">],</text:span></text:p>
      <text:p text:style-name="P8"><text:s text:c="8"/><text:span text:style-name="T21">"n_estimators"</text:span><text:span text:style-name="T4">:</text:span><text:span text:style-name="T22"> </text:span><text:span text:style-name="T4">study</text:span><text:span text:style-name="T16">.</text:span><text:span text:style-name="T4">best_params[</text:span><text:span text:style-name="T21">'xgb_n_estimators'</text:span><text:span text:style-name="T4">],</text:span></text:p>
      <text:p text:style-name="P10">}</text:p>
      <text:p text:style-name="P6"><text:span text:style-name="T1">best_cat_params</text:span> <text:span text:style-name="T14">=</text:span> <text:span text:style-name="T1">{</text:span></text:p>
      <text:p text:style-name="P8"><text:s text:c="8"/><text:span text:style-name="T21">"learning_rate"</text:span><text:span text:style-name="T4">:</text:span><text:span text:style-name="T22"> </text:span><text:span text:style-name="T4">study</text:span><text:span text:style-name="T16">.</text:span><text:span text:style-name="T4">best_params[</text:span><text:span text:style-name="T21">'cat_learning_rate'</text:span><text:span text:style-name="T4">],</text:span></text:p>
      <text:p text:style-name="P8"><text:s text:c="8"/><text:span text:style-name="T21">"depth"</text:span><text:span text:style-name="T4">:</text:span><text:span text:style-name="T22"> </text:span><text:span text:style-name="T4">study</text:span><text:span text:style-name="T16">.</text:span><text:span text:style-name="T4">best_params[</text:span><text:span text:style-name="T21">'cat_depth'</text:span><text:span text:style-name="T4">],</text:span></text:p>
      <text:p text:style-name="P8"><text:s text:c="8"/><text:span text:style-name="T21">"iterations"</text:span><text:span text:style-name="T4">:</text:span><text:span text:style-name="T22"> </text:span><text:span text:style-name="T4">study</text:span><text:span text:style-name="T16">.</text:span><text:span text:style-name="T4">best_params[</text:span><text:span text:style-name="T21">'cat_iterations'</text:span><text:span text:style-name="T4">],</text:span></text:p>
      <text:p text:style-name="P8"><text:s text:c="8"/><text:span text:style-name="T21">"l2_leaf_reg"</text:span><text:span text:style-name="T4">:</text:span><text:span text:style-name="T22"> </text:span><text:span text:style-name="T4">study</text:span><text:span text:style-name="T16">.</text:span><text:span text:style-name="T4">best_params[</text:span><text:span text:style-name="T21">'cat_l2_leaf_reg'</text:span><text:span text:style-name="T4">],</text:span></text:p>
      <text:p text:style-name="P8"><text:s text:c="8"/><text:span text:style-name="T21">"subsample"</text:span><text:span text:style-name="T4">:</text:span><text:span text:style-name="T22"> </text:span><text:span text:style-name="T4">study</text:span><text:span text:style-name="T16">.</text:span><text:span text:style-name="T4">best_params[</text:span><text:span text:style-name="T21">'cat_subsample'</text:span><text:span text:style-name="T4">],</text:span></text:p>
      <text:p text:style-name="P8"><text:s text:c="8"/><text:span text:style-name="T21">"random_strength"</text:span><text:span text:style-name="T4">:</text:span><text:span text:style-name="T22"> </text:span><text:span text:style-name="T4">study</text:span><text:span text:style-name="T16">.</text:span><text:span text:style-name="T4">best_params[</text:span><text:span text:style-name="T21">'cat_random_strength'</text:span><text:span text:style-name="T4">],</text:span></text:p>
      <text:p text:style-name="P6"><text:span text:style-name="T1">}</text:span> <text:s/></text:p>
      <text:p text:style-name="P13"/>
      <text:p text:style-name="P6"><text:span text:style-name="T1">xgb_2</text:span> <text:span text:style-name="T14">=</text:span> <text:span text:style-name="T1">XGBRegressor(</text:span><text:span text:style-name="T14">**</text:span><text:span text:style-name="T1">best_xgb_params,</text:span> <text:span text:style-name="T1">objective</text:span><text:span text:style-name="T14">=</text:span><text:span text:style-name="T19">'reg:squarederror'</text:span><text:span text:style-name="T1">)</text:span></text:p>
      <text:p text:style-name="P6"><text:span text:style-name="T1">cat_2</text:span> <text:span text:style-name="T14">=</text:span> <text:span text:style-name="T1">CatBoostRegressor(</text:span><text:span text:style-name="T14">**</text:span><text:span text:style-name="T1">best_cat_params,</text:span> <text:span text:style-name="T1">loss_function</text:span><text:span text:style-name="T14">=</text:span><text:span text:style-name="T19">'RMSE'</text:span><text:span text:style-name="T1">,</text:span> <text:span text:style-name="T1">verbose</text:span><text:span text:style-name="T14">=</text:span><text:span text:style-name="T25">0</text:span><text:span text:style-name="T1">)</text:span></text:p>
      <text:p text:style-name="P13"/>
      <text:p text:style-name="P6"><text:span text:style-name="T1">pipeline_2</text:span> <text:span text:style-name="T14">=</text:span> <text:span text:style-name="T1">Pipeline([(</text:span><text:span text:style-name="T19">'preprocessor'</text:span><text:span text:style-name="T1">,</text:span> <text:span text:style-name="T1">preprocessor),</text:span></text:p>
      <text:p text:style-name="P8"><text:s text:c="21"/><text:span text:style-name="T4">(</text:span><text:span text:style-name="T21">'voting_regressor'</text:span><text:span text:style-name="T4">,</text:span><text:span text:style-name="T22"> </text:span><text:span text:style-name="T4">VotingRegressor([(</text:span><text:span text:style-name="T21">'xgb'</text:span><text:span text:style-name="T4">,</text:span><text:span text:style-name="T22"> </text:span><text:span text:style-name="T4">xgb_2),</text:span><text:span text:style-name="T22"> </text:span><text:span text:style-name="T4">(</text:span><text:span text:style-name="T21">'cat'</text:span><text:span text:style-name="T4">,</text:span><text:span text:style-name="T22"> </text:span><text:span text:style-name="T4">cat_2)]))</text:span></text:p>
      <text:p text:style-name="P8"><text:s text:c="24"/><text:span text:style-name="T4">])</text:span></text:p>
      <text:p text:style-name="P6"><text:span text:style-name="T1">pipeline_2</text:span><text:span text:style-name="T14">.</text:span><text:span text:style-name="T1">fit(X_train,y_train)</text:span></text:p>
      <text:p text:style-name="P6"><text:span text:style-name="T1">test_score</text:span> <text:span text:style-name="T14">=</text:span> <text:span text:style-name="T1">pipeline_2</text:span><text:span text:style-name="T14">.</text:span><text:span text:style-name="T1">score(X_test,y_test)</text:span></text:p>
      <text:p text:style-name="P6"><text:span text:style-name="T23">print</text:span><text:span text:style-name="T1">(</text:span><text:span text:style-name="T28">f</text:span><text:span text:style-name="T19">"The Model Accuracy is </text:span><text:span text:style-name="T29">{</text:span><text:span text:style-name="T1">test_score</text:span><text:span text:style-name="T29">}</text:span><text:span text:style-name="T19">"</text:span><text:span text:style-name="T1">)</text:span></text:p>
      <text:p text:style-name="P6"/>
      <text:h text:style-name="P1" text:outline-level="1"><text:bookmark text:name="Making-Predictions"/>Making Predictions</text:h>
      <text:p text:style-name="P14">In [12]:</text:p>
      <text:p text:style-name="P6"><text:span text:style-name="T1">y_pred</text:span> <text:span text:style-name="T14">=</text:span> <text:span text:style-name="T1">pipeline_2</text:span><text:span text:style-name="T14">.</text:span><text:span text:style-name="T1">predict(test_df)</text:span></text:p>
      <text:p text:style-name="P13"/>
      <text:p text:style-name="P11"># mse = mean_squared_error(y_test, y_pred)</text:p>
      <text:p text:style-name="P11"># mae = mean_absolute_error(y_test, y_pred)</text:p>
      <text:p text:style-name="P11"><text:soft-page-break/># r2 = r2_score(y_test, y_pred)</text:p>
      <text:p text:style-name="P11"># print(f"Mean Squared Error is: {mse}")</text:p>
      <text:p text:style-name="P11"># print(f"Mean Average Error is: {mae}")</text:p>
      <text:p text:style-name="P11"># print(f"r2 score: {r2}")</text:p>
      <text:p text:style-name="P6"><text:span text:style-name="T1">result</text:span> <text:span text:style-name="T14">=</text:span> <text:span text:style-name="T1">pd</text:span><text:span text:style-name="T14">.</text:span><text:span text:style-name="T1">DataFrame()</text:span></text:p>
      <text:p text:style-name="P6"><text:span text:style-name="T1">result[</text:span><text:span text:style-name="T19">'Id'</text:span><text:span text:style-name="T1">]</text:span> <text:span text:style-name="T14">=</text:span> <text:span text:style-name="T1">test_Id</text:span></text:p>
      <text:p text:style-name="P6"><text:span text:style-name="T1">result[</text:span><text:span text:style-name="T19">'SalePrice'</text:span><text:span text:style-name="T1">]</text:span> <text:span text:style-name="T14">=</text:span> <text:span text:style-name="T1">y_pred</text:span></text:p>
      <text:p text:style-name="P6"><text:span text:style-name="T1">result</text:span><text:span text:style-name="T14">.</text:span><text:span text:style-name="T1">to_csv(</text:span><text:span text:style-name="T19">'submission.csv'</text:span><text:span text:style-name="T1">,</text:span> <text:span text:style-name="T1">index</text:span><text:span text:style-name="T14">=</text:span><text:span text:style-name="T6">False</text:span><text:span text:style-name="T1">)</text:span></text:p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7:02:42.879441290</meta:creation-date>
    <dc:date>2025-05-24T17:09:03.183883593</dc:date>
    <meta:editing-duration>PT6M32S</meta:editing-duration>
    <meta:editing-cycles>1</meta:editing-cycles>
    <meta:document-statistic meta:table-count="0" meta:image-count="0" meta:object-count="0" meta:page-count="5" meta:paragraph-count="119" meta:word-count="356" meta:character-count="5189" meta:non-whitespace-character-count="4519"/>
    <meta:generator>LibreOffice/7.3.7.2$Linux_X86_64 LibreOffice_project/30$Build-2</meta:generator>
  </office:meta>
</office:document-meta>
</file>